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86cm"/>
    </style:style>
    <style:style style:family="table-column" style:name="co2">
      <style:table-column-properties fo:break-before="auto" style:column-width="4.867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BATAAFSCH_20_BRABAND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">
      <style:table-cell-properties fo:padding="0.071cm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BATAAFSCH BRABAND.A191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BATAAFSCH BRABAND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default-cell-style-name="ce31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2"><text:a xlink:type="simple" xlink:href="#BATAAFSCH BRABAND.A191">GENERAALE VOLKSMEENIGTE IN DE BATAAFSCHE REPUBLIEK - VOLKSTELLING IN BATAAFSCH BRABAND</text:a></text:span></text:p>
          </table:table-cell>
          <table:covered-table-cell table:style-name="TL Title" table:number-columns-repeated="9"/>
          <table:covered-table-cell table:style-name="ce35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6" table:number-columns-repeated="5"/>
          <table:table-cell table:number-columns-repeated="1013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19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27" office:value-type="string">
            <text:p><text:s/>RolNr</text:p>
          </table:table-cell>
          <table:table-cell ns41:value-type="string" table:style-name="ce32" office:value-type="string">
            <text:p><text:s/>BeeldNr</text:p>
          </table:table-cell>
          <table:table-cell ns41:value-type="string" table:style-name="ce32" office:value-type="string">
            <text:p><text:s/>Publ-BladNr</text:p>
          </table:table-cell>
          <table:table-cell ns41:value-type="string" table:style-name="ce32" office:value-type="string">
            <text:p><text:s/>Blad-TabelNr</text:p>
          </table:table-cell>
          <table:table-cell ns41:value-type="string" table:style-name="ce36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28" table:number-columns-repeated="5"/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office:annotation draw:style-name="gr1" svg:height="2.274cm" draw:caption-point-y="0.273cm" svg:width="4.007cm" svg:x="8.502cm" draw:caption-point-x="7.849cm" svg:y="3.255cm" draw:text-style-name="P1">
              <dc:creator>CDM</dc:creator>
              <dc:date>2014-12-12T00:00:00</dc:date>
              <text:p text:style-name="P1"><text:span text:style-name="T1">In de gedrukte bron staat: Grave heeft. "heeft" wordt bij de overige gemeenten op hetzelfde blad niet meer herhaald. Daarom is "heeft" hier ook weggelaten. </text:span></text:p>
            </office:annotation>
            <text:p>Grave </text:p>
          </table:table-cell>
          <table:table-cell/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Gassel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Escharen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Groot Linden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Kuyk</text:p>
          </table:table-cell>
          <table:table-cell/>
          <table:table-cell ns41:value-type="float" table:style-name="TL Data" office:value="1143" office:value-type="float">
            <text:p>114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St. Agatha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Mill</text:p>
          </table:table-cell>
          <table:table-cell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St. Hubert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Neerloon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Haps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Beugen</text:p>
          </table:table-cell>
          <table:table-cell/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Wanraay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Ledeakker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Oploo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Overloon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Maashees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GRAVE.</text:p>
          </table:table-cell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1059" office:value-type="float">
            <text:p>11059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1</text:p>
          </table:table-cell>
          <table:table-cell ns41:value-type="string" table:style-name="ce33" office:value-type="string">
            <text:p>0033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Berchem</text:p>
          </table:table-cell>
          <table:table-cell/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Lithoyen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Maren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Alem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Empel</text:p>
          </table:table-cell>
          <table:table-cell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Osch</text:p>
          </table:table-cell>
          <table:table-cell/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Rosmaalen</text:p>
          </table:table-cell>
          <table:table-cell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Nistelroode</text:p>
          </table:table-cell>
          <table:table-cell/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Berlicum</text:p>
          </table:table-cell>
          <table:table-cell/>
          <table:table-cell ns41:value-type="float" table:style-name="TL Data" office:value="1603" office:value-type="float">
            <text:p>160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Heeswyk</text:p>
          </table:table-cell>
          <table:table-cell/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MAASLAND.</text:p>
          </table:table-cell>
          <table:table-cell ns41:value-type="string" table:style-name="TL RowHeader" office:value-type="string">
            <text:p>Dinter</text:p>
          </table:table-cell>
          <table:table-cell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's BOSCH.</text:p>
          </table:table-cell>
          <table:table-cell ns41:value-type="string" table:style-name="TL RowHeader" office:value-type="string">
            <text:p>'s Bosch</text:p>
          </table:table-cell>
          <table:table-cell/>
          <table:table-cell ns41:value-type="float" table:style-name="TL Data" office:value="12627" office:value-type="float">
            <text:p>12627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's BOSCH.</text:p>
          </table:table-cell>
          <table:table-cell ns41:value-type="string" table:style-name="TL RowHeader" office:value-type="string">
            <text:p>Orthe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's BOSCH.</text:p>
          </table:table-cell>
          <table:table-cell ns41:value-type="string" table:style-name="TL RowHeader" office:value-type="string">
            <text:p>Vugt</text:p>
          </table:table-cell>
          <table:table-cell/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's BOSCH.</text:p>
          </table:table-cell>
          <table:table-cell ns41:value-type="string" table:style-name="TL RowHeader" office:value-type="string">
            <text:p>Nieuwkuyk</text:p>
          </table:table-cell>
          <table:table-cell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St. Michiels Gestel</text:p>
          </table:table-cell>
          <table:table-cell/>
          <table:table-cell ns41:value-type="float" table:style-name="TL Data" office:value="1910" office:value-type="float">
            <text:p>191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Dungen</text:p>
          </table:table-cell>
          <table:table-cell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Cromvoirt en Deuteren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Esch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Haaren</text:p>
          </table:table-cell>
          <table:table-cell/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Oosterwyck</text:p>
          </table:table-cell>
          <table:table-cell/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50822" office:value-type="float">
            <text:p>50822</text:p>
          </table:table-cell>
          <table:table-cell ns41:value-type="float" table:style-name="TL Data" office:value="101" office:value-type="float">
            <text:p>10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4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Udenhout</text:p>
          </table:table-cell>
          <table:table-cell/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Berkel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OOSTERWYCK.</text:p>
          </table:table-cell>
          <table:table-cell ns41:value-type="string" table:style-name="TL RowHeader" office:value-type="string">
            <text:p>Moergestel</text:p>
          </table:table-cell>
          <table:table-cell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8532" office:value-type="float">
            <text:p>8532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Riel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Gansooy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Haagoort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Waalwyk</text:p>
          </table:table-cell>
          <table:table-cell/>
          <table:table-cell ns41:value-type="float" table:style-name="TL Data" office:value="1408" office:value-type="float">
            <text:p>14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Loon op Zand</text:p>
          </table:table-cell>
          <table:table-cell/>
          <table:table-cell ns41:value-type="float" table:style-name="TL Data" office:value="3290" office:value-type="float">
            <text:p>329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Enschot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Heucelum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Hulzel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Lage Mierde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Hooge Mierde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Westelbeers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OOSTERWYCK.</text:p>
          </table:table-cell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2635" office:value-type="float">
            <text:p>263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Vechel</text:p>
          </table:table-cell>
          <table:table-cell/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Schyndel</text:p>
          </table:table-cell>
          <table:table-cell/>
          <table:table-cell ns41:value-type="float" table:style-name="TL Data" office:value="3116" office:value-type="float">
            <text:p>311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Liemde</text:p>
          </table:table-cell>
          <table:table-cell/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Aarle en Rixtel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Beek en Donk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PEELLAND.</text:p>
          </table:table-cell>
          <table:table-cell ns41:value-type="string" table:style-name="TL RowHeader" office:value-type="string">
            <text:p>St. Oedenroode</text:p>
          </table:table-cell>
          <table:table-cell/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90239" office:value-type="float">
            <text:p>90239</text:p>
          </table:table-cell>
          <table:table-cell ns41:value-type="float" table:style-name="TL Data" office:value="181" office:value-type="float">
            <text:p>18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035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Breugel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Bakel</text:p>
          </table:table-cell>
          <table:table-cell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Deurne</text:p>
          </table:table-cell>
          <table:table-cell/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Liessel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Vlierden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2709" office:value-type="float">
            <text:p>270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Lierop</text:p>
          </table:table-cell>
          <table:table-cell/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Zon</text:p>
          </table:table-cell>
          <table:table-cell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PEELLAND.</text:p>
          </table:table-cell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Gastel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Zoerendonk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Maarheeze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Sterkzel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Zes Gehugten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Geldorp</text:p>
          </table:table-cell>
          <table:table-cell/>
          <table:table-cell ns41:value-type="float" table:style-name="TL Data" office:value="1099" office:value-type="float">
            <text:p>109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Nunen Gerwen</text:p>
          </table:table-cell>
          <table:table-cell/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Nederwetten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3. PEELLAND.</text:p>
          </table:table-cell>
          <table:table-cell ns41:value-type="string" table:style-name="TL RowHeader" office:value-type="string">
            <text:p>Mierloo</text:p>
          </table:table-cell>
          <table:table-cell/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Dommeler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1074" office:value-type="float">
            <text:p>107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Waalre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Aalst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Straatem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Gestel</text:p>
          </table:table-cell>
          <table:table-cell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20630" office:value-type="float">
            <text:p>120630</text:p>
          </table:table-cell>
          <table:table-cell ns41:value-type="float" table:style-name="TL Data" office:value="241" office:value-type="float">
            <text:p>24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6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Lommel</text:p>
          </table:table-cell>
          <table:table-cell/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Bergeyk</text:p>
          </table:table-cell>
          <table:table-cell/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Borkel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Schaft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Westerhoven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Eersel</text:p>
          </table:table-cell>
          <table:table-cell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Heensel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Reuzel</text:p>
          </table:table-cell>
          <table:table-cell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Rythoven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Veldhoven</text:p>
          </table:table-cell>
          <table:table-cell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Duyzel</text:p>
          </table:table-cell>
          <table:table-cell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Knegzel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Neterzel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Bladel</text:p>
          </table:table-cell>
          <table:table-cell/>
          <table:table-cell ns41:value-type="float" table:style-name="TL Data" office:value="744" office:value-type="float">
            <text:p>7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Hoogloon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Blaarthem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Meerveldhoven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Wintelre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Casteren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Hapert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Vessem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Eyndhoven</text:p>
          </table:table-cell>
          <table:table-cell/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KEMPELAND.</text:p>
          </table:table-cell>
          <table:table-cell ns41:value-type="string" table:style-name="TL RowHeader" office:value-type="string">
            <text:p>Stryp</text:p>
          </table:table-cell>
          <table:table-cell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KEMPELAND.</text:p>
          </table:table-cell>
          <table:table-cell ns41:value-type="string" table:style-name="TL RowHeader" office:value-type="string">
            <text:p>Woensel</text:p>
          </table:table-cell>
          <table:table-cell/>
          <table:table-cell ns41:value-type="float" table:style-name="TL Data" office:value="2150" office:value-type="float">
            <text:p>215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KEMPELAND.</text:p>
          </table:table-cell>
          <table:table-cell ns41:value-type="string" table:style-name="TL RowHeader" office:value-type="string">
            <text:p>Eckart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KEMPELAND.</text:p>
          </table:table-cell>
          <table:table-cell ns41:value-type="string" table:style-name="TL RowHeader" office:value-type="string">
            <text:p>Middelbeers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KEMPELAND.</text:p>
          </table:table-cell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4855" office:value-type="float">
            <text:p>48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KEMPELAND.</text:p>
          </table:table-cell>
          <table:table-cell ns41:value-type="string" table:style-name="TL RowHeader" office:value-type="string">
            <text:p>Oirle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KEMPELAND.</text:p>
          </table:table-cell>
          <table:table-cell ns41:value-type="string" table:style-name="TL RowHeader" office:value-type="string">
            <text:p>Oosterbeers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8250" office:value-type="float">
            <text:p>8250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52279" office:value-type="float">
            <text:p>152279</text:p>
          </table:table-cell>
          <table:table-cell ns41:value-type="float" table:style-name="TL Data" office:value="303" office:value-type="float">
            <text:p>30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3</text:p>
          </table:table-cell>
          <table:table-cell ns41:value-type="string" table:style-name="ce33" office:value-type="string">
            <text:p>0037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5395" office:value-type="float">
            <text:p>539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2098" office:value-type="float">
            <text:p>209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Gilze en Ryen</text:p>
          </table:table-cell>
          <table:table-cell/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Baarle</text:p>
          </table:table-cell>
          <table:table-cell/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REDA.</text:p>
          </table:table-cell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Terheyden</text:p>
          </table:table-cell>
          <table:table-cell/>
          <table:table-cell ns41:value-type="float" table:style-name="TL Data" office:value="1859" office:value-type="float">
            <text:p>185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Haage</text:p>
          </table:table-cell>
          <table:table-cell/>
          <table:table-cell ns41:value-type="float" table:style-name="TL Data" office:value="3285" office:value-type="float">
            <text:p>328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Ginneken</text:p>
          </table:table-cell>
          <table:table-cell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Reysbergen</text:p>
          </table:table-cell>
          <table:table-cell/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Grootzundert</text:p>
          </table:table-cell>
          <table:table-cell/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Etten</text:p>
          </table:table-cell>
          <table:table-cell/>
          <table:table-cell ns41:value-type="float" table:style-name="TL Data" office:value="3849" office:value-type="float">
            <text:p>3849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REDA.</text:p>
          </table:table-cell>
          <table:table-cell ns41:value-type="string" table:style-name="TL RowHeader" office:value-type="string">
            <text:p>Rosendaal en Nispen</text:p>
          </table:table-cell>
          <table:table-cell/>
          <table:table-cell ns41:value-type="float" table:style-name="TL Data" office:value="4574" office:value-type="float">
            <text:p>4574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Woensdrecht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Huibergen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Hoogerheiden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Zuidgeest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Borgvliet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Bergen op den Zoom</text:p>
          </table:table-cell>
          <table:table-cell/>
          <table:table-cell ns41:value-type="float" table:style-name="TL Data" office:value="4722" office:value-type="float">
            <text:p>47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Noordgeest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Byemoers-Polder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Moerstraaten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1582" office:value-type="float">
            <text:p>15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Ruckven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Voorenseynd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1. BERGEN OP DEN ZOOM.</text:p>
          </table:table-cell>
          <table:table-cell ns41:value-type="string" table:style-name="TL RowHeader" office:value-type="string">
            <text:p>Langendyk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95703" office:value-type="float">
            <text:p>195703</text:p>
          </table:table-cell>
          <table:table-cell ns41:value-type="float" table:style-name="TL Data" office:value="390" office:value-type="float">
            <text:p>390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8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Zegge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1753" office:value-type="float">
            <text:p>175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Oud Glimmespolder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De Hoeven</text:p>
          </table:table-cell>
          <table:table-cell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St. Martens-Polder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Oud Gastel</text:p>
          </table:table-cell>
          <table:table-cell/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Nieuw Gastel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Fynaard</text:p>
          </table:table-cell>
          <table:table-cell/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Stand daar buiten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Heyningen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Steenbergen</text:p>
          </table:table-cell>
          <table:table-cell/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Dinteloord</text:p>
          </table:table-cell>
          <table:table-cell/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BATAAFSCH BRABAND.</text:p>
          </table:table-cell>
          <table:table-cell ns41:value-type="string" table:style-name="TL RowHeader" office:value-type="string">
            <text:p>2. BERGEN OP DEN ZOOM.</text:p>
          </table:table-cell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9" office:value-type="string">
            <text:p>39</text:p>
          </table:table-cell>
          <table:table-cell ns41:value-type="string" table:style-name="ce33" office:value-type="string">
            <text:p>0134</text:p>
          </table:table-cell>
          <table:table-cell ns41:value-type="string" table:style-name="ce33" office:value-type="string">
            <text:p>0039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7" office:value-type="string">
            <text:p>014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BATAAFSCH BRAB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210723" office:value-type="float">
            <text:p>210723</text:p>
          </table:table-cell>
          <table:table-cell ns41:value-type="float" table:style-name="TL Data" office:value="420" office:value-type="float">
            <text:p>42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34</text:p>
          </table:table-cell>
          <table:table-cell ns41:value-type="string" table:style-name="ce34" office:value-type="string">
            <text:p>003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4"/>
          <table:table-cell table:number-columns-repeated="1018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TAAFSCH_20_BRABAND" style:page-layout-name="Mpm3" style:display-name="PageStyle_BATAAFSCH BRAB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8:33</dc:date>
    <meta:document-statistic meta:object-count="0" meta:cell-count="1856" meta:table-count="1"/>
    <meta:generator>ODFPY/1.3.0dev</meta:generator>
  </office:meta>
</office:document-meta>
</file>